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976" officeooo:paragraph-rsid="001ce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 !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13:01.688430489</meta:creation-date>
    <dc:date>2020-09-17T11:14:02.344641697</dc:date>
    <meta:editing-duration>PT1M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8"/>
    <meta:generator>LibreOffice/6.4.5.2$Linux_X86_64 LibreOffice_project/40$Build-2</meta:generator>
  </office:meta>
</office:document-meta>
</file>